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imSun" svg:font-family="SimSun, 宋体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4931in" fo:margin-left="0.0035in" table:align="left" style:writing-mode="lr-tb"/>
    </style:style>
    <style:style style:name="Table1.A" style:family="table-column">
      <style:table-column-properties style:column-width="0.74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style:snap-to-layout-grid="false"/>
    </style:style>
    <style:style style:name="P2" style:family="paragraph" style:parent-style-name="Standard">
      <style:paragraph-properties fo:margin-top="0in" fo:margin-bottom="0in" style:contextual-spacing="false" fo:line-height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10"/>
        <table:table-row table:style-name="Table1.1">
          <table:table-cell table:style-name="Table1.A1" office:value-type="string">
            <text:p text:style-name="P1"/>
            <text:p text:style-name="P2"/>
            <text:p text:style-name="P2"/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  <text:p text:style-name="P2"/>
            <text:p text:style-name="P2"/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  <text:p text:style-name="P2"/>
            <text:p text:style-name="P2"/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  <text:p text:style-name="P2"/>
            <text:p text:style-name="P2"/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  <text:p text:style-name="P2"/>
            <text:p text:style-name="P2"/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  <text:p text:style-name="P2"/>
            <text:p text:style-name="P2"/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  <text:p text:style-name="P2"/>
            <text:p text:style-name="P2"/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  <text:p text:style-name="P2"/>
            <text:p text:style-name="P2"/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  <text:p text:style-name="P2"/>
            <text:p text:style-name="P2"/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  <text:p text:style-name="P2"/>
            <text:p text:style-name="P2"/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  <text:p text:style-name="P2"/>
            <text:p text:style-name="P2"/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  <text:p text:style-name="P2"/>
            <text:p text:style-name="P2"/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  <text:p text:style-name="P2"/>
            <text:p text:style-name="P2"/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  <text:p text:style-name="P2"/>
            <text:p text:style-name="P2"/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imSun" svg:font-family="SimSun, 宋体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7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Balloon_20_Text" style:display-name="Balloon Text" style:family="paragraph" style:parent-style-name="Standard">
      <style:paragraph-properties fo:margin-top="0in" fo:margin-bottom="0in" style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dc:description/>
    <meta:initial-creator>Unit Member</meta:initial-creator>
    <meta:creation-date>2024-09-10T14:33:00</meta:creation-date>
    <dc:creator>Unit Member</dc:creator>
    <dc:date>2024-09-10T14:33:00</dc:date>
    <meta:print-date>2024-09-10T14:32:00</meta:print-date>
    <meta:editing-cycles>2</meta:editing-cycles>
    <meta:document-statistic meta:table-count="1" meta:image-count="0" meta:object-count="0" meta:page-count="2" meta:paragraph-count="0" meta:word-count="0" meta:character-count="0" meta:non-whitespace-character-count="0"/>
    <meta:generator>LibreOffice/7.5.2.2$Windows_X86_64 LibreOffice_project/53bb9681a964705cf672590721dbc85eb4d0c3a2</meta:generator>
  </office:meta>
</office:document-meta>
</file>